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B0000002BF3FF00452769139E7.png" manifest:media-type="image/png"/>
  <manifest:file-entry manifest:full-path="Pictures/10000201000005120000032862035EB120B6312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3bd8" officeooo:paragraph-rsid="00073b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05 Eberton, Elisangela, Gabriel</text:p>
      <text:p text:style-name="P1"/>
      <text:p text:style-name="P1"><draw:frame draw:style-name="fr2" draw:name="Image1" text:anchor-type="paragraph" svg:width="6.9252in" svg:height="4.3102in" draw:z-index="0"><draw:image xlink:href="Pictures/10000201000005120000032862035EB120B6312F.png" xlink:type="simple" xlink:show="embed" xlink:actuate="onLoad" loext:mime-type="image/png"/></draw:frame><draw:frame draw:style-name="fr1" draw:name="Image2" text:anchor-type="paragraph" svg:x="0in" svg:y="4.5098in" svg:width="6.9252in" svg:height="3.3429in" draw:z-index="1"><draw:image xlink:href="Pictures/10000201000005B0000002BF3FF00452769139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30T19:34:05.407743340</meta:creation-date>
    <dc:date>2020-09-30T19:37:18.636101727</dc:date>
    <meta:editing-duration>PT3M13S</meta:editing-duration>
    <meta:editing-cycles>1</meta:editing-cycles>
    <meta:document-statistic meta:table-count="0" meta:image-count="2" meta:object-count="0" meta:page-count="1" meta:paragraph-count="1" meta:word-count="4" meta:character-count="36" meta:non-whitespace-character-count="33"/>
    <meta:generator>LibreOffice/6.3.6.2$Linux_X86_64 LibreOffice_project/30$Build-2</meta:generator>
  </office:meta>
</office:document-meta>
</file>